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8c6f8"/>
    </style:style>
    <style:style style:name="T8" style:family="text">
      <style:text-properties officeooo:rsid="0039eb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5"/>
      <text:p text:style-name="P5">Presentació assignatura</text:p>
      <text:p text:style-name="P8">Comentem web assignatura</text:p>
      <text:p text:style-name="P11">Comentem unitats </text:p>
      <text:list xml:id="list3680882634066457082" text:style-name="L1">
        <text:list-item>
          <text:p text:style-name="P17"><text:a xlink:type="simple" xlink:href="https://paulinoposada.github.io/web_e/web_e_2425/documents/apunts/unitat_1_ley_ohm/e_apunts_ud_1_1_gs.pdf">1.1 Circuit elèctric</text:a></text:p>
        </text:list-item>
        <text:list-item>
          <text:p text:style-name="P17"><text:a xlink:type="simple" xlink:href="https://paulinoposada.github.io/web_e/web_e_2425/documents/apunts/unitat_1_ley_ohm/e_apunts_ud_1_2_gs.pdf">1.2 Llei d'ohm</text:a></text:p>
        </text:list-item>
        <text:list-item>
          <text:p text:style-name="P17"><text:a xlink:type="simple" xlink:href="https://paulinoposada.github.io/web_e/web_e_2425/documents/apunts/unitat_2_seguridad/e_apunts_ud_2_1_gs.pdf">2 Seguretat</text:a></text:p>
        </text:list-item>
        <text:list-item>
          <text:p text:style-name="P17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8">Comentem <text:a xlink:type="simple" xlink:href="https://paulinoposada.github.io/web_e/documents/practica_00_e.pdf">pràctica 0</text:a></text:p>
        </text:list-item>
      </text:list>
      <text:p text:style-name="P8"/>
      <text:p text:style-name="P8"/>
      <text:p text:style-name="P3">Di<text:span text:style-name="T3">jous</text:span><text:tab/><text:tab/><text:tab/><text:tab/>2<text:span text:style-name="T3">6</text:span>/09/2<text:span text:style-name="T1">4</text:span></text:p>
      <text:p text:style-name="P6"/>
      <text:p text:style-name="P9">Comentem </text:p>
      <text:list xml:id="list1182235240538519991" text:style-name="L2">
        <text:list-item>
          <text:p text:style-name="P19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9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2"/>
      <text:p text:style-name="P12"/>
      <text:p text:style-name="P4">Di<text:span text:style-name="T5">vendres</text:span><text:tab/><text:tab/><text:tab/>2<text:span text:style-name="T5">7</text:span>/09/2<text:span text:style-name="T1">4</text:span></text:p>
      <text:p text:style-name="P7"/>
      <text:p text:style-name="P10">Comentem </text:p>
      <text:list xml:id="list203737136606147" text:continue-numbering="true" text:style-name="L2">
        <text:list-item>
          <text:p text:style-name="P20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7"/>
      <text:p text:style-name="P13">Comentem <text:s/></text:p>
      <text:list xml:id="list203736817641319" text:continue-list="list3680882634066457082" text:style-name="L1">
        <text:list-item>
          <text:p text:style-name="P21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2">Programa de simulació Cade Simu</text:p>
        </text:list-item>
      </text:list>
      <text:p text:style-name="P10"/>
      <text:p text:style-name="P1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7"/>
      <text:p text:style-name="P10">Comentem </text:p>
      <text:list xml:id="list6064890443626536654" text:style-name="L3">
        <text:list-item>
          <text:p text:style-name="P23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7">Baixem al taller i comentem connexió font d'alimentació de PC que utilitzarem per les pràctiques de cc.</text:p>
          <text:p text:style-name="P26"><text:s/></text:p>
        </text:list-item>
      </text:list>
      <text:p text:style-name="P13"/>
      <text:p text:style-name="P13"/>
      <text:p text:style-name="P1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7"/>
      <text:p text:style-name="P10">Comentem </text:p>
      <text:list xml:id="list203738159313492" text:continue-numbering="true" text:style-name="L3">
        <text:list-item>
          <text:p text:style-name="P24"><text:a xlink:type="simple" xlink:href="https://paulinoposada.github.io/web_e/web_e_2425/documents/apunts/unitat_4_analisis_redes/e_apunts_ud_4_gs.pdf">Unitat 4</text:a>, <text:span text:style-name="T8">baixem al taller i feim practiques amb circuits pont.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3T20:37:36.378858485</dc:date>
    <meta:editing-duration>PT1H29M30S</meta:editing-duration>
    <meta:editing-cycles>55</meta:editing-cycles>
    <meta:document-statistic meta:table-count="0" meta:image-count="0" meta:object-count="0" meta:page-count="3" meta:paragraph-count="31" meta:word-count="153" meta:character-count="981" meta:non-whitespace-character-count="848"/>
  </office:meta>
</office:document-meta>
</file>